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5827c"/>
    </style:style>
    <style:style style:name="P2" style:family="paragraph" style:parent-style-name="Title">
      <style:text-properties fo:color="#00a933" loext:opacity="100%" fo:language="es" fo:country="ES" officeooo:rsid="0005827c" officeooo:paragraph-rsid="0005827c"/>
    </style:style>
    <style:style style:name="P3" style:family="paragraph" style:parent-style-name="Header">
      <style:text-properties style:font-name="Calibri" fo:font-size="10.5pt" fo:language="es" fo:country="ES" officeooo:rsid="0005827c" officeooo:paragraph-rsid="0005827c" style:font-size-asian="10.5pt" style:font-size-complex="10.5pt"/>
    </style:style>
    <style:style style:name="P4" style:family="paragraph" style:parent-style-name="Standard">
      <style:text-properties style:font-name="Calibri" fo:language="es" fo:country="ES" officeooo:rsid="0005827c" officeooo:paragraph-rsid="0005827c"/>
    </style:style>
    <style:style style:name="P5" style:family="paragraph" style:parent-style-name="Standard">
      <style:text-properties style:font-name="Calibri" fo:language="es" fo:country="ES" officeooo:rsid="00058eb0" officeooo:paragraph-rsid="00058eb0"/>
    </style:style>
    <style:style style:name="T1" style:family="text">
      <style:text-properties fo:color="#2a6099" loext:opacity="100%" style:font-name="Calibri" fo:language="es" fo:country="ES" officeooo:rsid="0005827c" style:language-asian="zxx" style:country-asian="none" style:language-complex="zxx" style:country-complex="none"/>
    </style:style>
    <style:style style:name="T2" style:family="text">
      <style:text-properties fo:color="#2a6099" loext:opacity="100%" style:font-name="Calibri" fo:language="es" fo:country="ES" officeooo:rsid="0005827c"/>
    </style:style>
    <style:style style:name="T3" style:family="text">
      <style:text-properties officeooo:rsid="00058eb0"/>
    </style:style>
    <style:style style:name="T4" style:family="text">
      <style:text-properties officeooo:rsid="00064e9c"/>
    </style:style>
    <style:style style:name="T5" style:family="text">
      <style:text-properties officeooo:rsid="0007f29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Query Documents</text:p>
      <text:p text:style-name="P4">Todo lo que esté entre {} es un documento, formado por un campo y su respectivo valor. </text:p>
      <text:p text:style-name="P5">El archivo “datosinventory.js” corresponderá con el primer apartado del ejercicio y el archivo “<text:span text:style-name="T4">operadoresinventory.js</text:span>” corresponderá con el segundo. <text:span text:style-name="T5">En el primer ejercicio haré un apartado parecido al de Query Documents de la página oficial de MongoDB, y en el segundo usaré una serie de comandos guiándome de la página de MongoDB para así hacer un par de búsquedas concretas en la base de datos.</text:span></text:p>
      <text:p text:style-name="P4"/>
      <text:p text:style-name="P4"><text:span text:style-name="T3">Bibliografía</text:span>:</text:p>
      <text:p text:style-name="P1"><text:a xlink:type="simple" xlink:href="https://docs.mongodb.com/manual/tutorial/query-documents/" text:style-name="Internet_20_link" text:visited-style-name="Visited_20_Internet_20_Link"><text:span text:style-name="T2">Query Documents – MongoDB</text:span></text:a></text:p>
      <text:p text:style-name="P1"><text:a xlink:type="simple" xlink:href="https://docs.mongodb.com/manual/reference/operator/query/" text:style-name="Internet_20_link" text:visited-style-name="Visited_20_Internet_20_Link"><text:span text:style-name="T1">Query and Projection Operators - MongoDB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Calibri" fo:font-size="10.5pt" fo:language="es" fo:country="ES" officeooo:rsid="0005827c" officeooo:paragraph-rsid="0005827c" style:font-size-asian="10.5pt" style:font-size-complex="10.5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Miguel Ferreira Cordero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1.2$Windows_X86_64 LibreOffice_project/7cbcfc562f6eb6708b5ff7d7397325de9e764452</meta:generator>
    <dc:date>2020-10-29T09:02:04.508000000</dc:date>
    <meta:editing-duration>PT15M51S</meta:editing-duration>
    <meta:editing-cycles>6</meta:editing-cycles>
    <meta:document-statistic meta:table-count="0" meta:image-count="0" meta:object-count="0" meta:page-count="1" meta:paragraph-count="7" meta:word-count="96" meta:character-count="600" meta:non-whitespace-character-count="509"/>
  </office:meta>
</office:document-meta>
</file>